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Gothic" officeooo:rsid="000a2e49" officeooo:paragraph-rsid="000a2e49"/>
    </style:style>
    <style:style style:name="P2" style:family="paragraph" style:parent-style-name="Standard" style:list-style-name="L1">
      <style:text-properties style:font-name="NanumGothic" officeooo:rsid="000c7e88" officeooo:paragraph-rsid="000c7e88"/>
    </style:style>
    <style:style style:name="P3" style:family="paragraph" style:parent-style-name="Standard" style:list-style-name="L1">
      <style:text-properties style:font-name="NanumGothic" officeooo:rsid="001d19b8" officeooo:paragraph-rsid="001d19b8"/>
    </style:style>
    <style:style style:name="P4" style:family="paragraph" style:parent-style-name="Standard">
      <style:text-properties style:font-name="NanumGothic" officeooo:rsid="001d19b8" officeooo:paragraph-rsid="001d19b8"/>
    </style:style>
    <style:style style:name="P5" style:family="paragraph" style:parent-style-name="Standard" style:list-style-name="L1">
      <style:text-properties style:font-name="NanumGothic" officeooo:rsid="003d3aeb" officeooo:paragraph-rsid="003d3aeb"/>
    </style:style>
    <style:style style:name="P6" style:family="paragraph" style:parent-style-name="Standard">
      <style:text-properties style:font-name="NanumGothic" officeooo:rsid="002f51b5" officeooo:paragraph-rsid="00889090"/>
    </style:style>
    <style:style style:name="P7" style:family="paragraph" style:parent-style-name="Standard">
      <style:text-properties style:font-name="NanumGothic" officeooo:rsid="002f51b5" officeooo:paragraph-rsid="002f51b5"/>
    </style:style>
    <style:style style:name="P8" style:family="paragraph" style:parent-style-name="Standard">
      <style:text-properties style:font-name="NanumGothic" officeooo:paragraph-rsid="0064ef11"/>
    </style:style>
    <style:style style:name="P9" style:family="paragraph" style:parent-style-name="Standard" style:list-style-name="L3">
      <style:text-properties style:font-name="NanumGothic" officeooo:paragraph-rsid="0114e4e8"/>
    </style:style>
    <style:style style:name="P10" style:family="paragraph" style:parent-style-name="Standard">
      <style:text-properties style:font-name="NanumGothic" officeooo:paragraph-rsid="0114e4e8"/>
    </style:style>
    <style:style style:name="P11" style:family="paragraph" style:parent-style-name="Text_20_body">
      <style:text-properties style:font-name="NanumGothic" officeooo:rsid="0064ef11" officeooo:paragraph-rsid="0064ef11"/>
    </style:style>
    <style:style style:name="P12" style:family="paragraph" style:parent-style-name="Text_20_body" style:list-style-name="L4">
      <style:text-properties style:font-name="NanumGothic" officeooo:rsid="006985df" officeooo:paragraph-rsid="01182fd1"/>
    </style:style>
    <style:style style:name="P13" style:family="paragraph" style:parent-style-name="Text_20_body" style:list-style-name="L5">
      <style:text-properties style:font-name="NanumGothic" officeooo:rsid="006985df" officeooo:paragraph-rsid="01220201"/>
    </style:style>
    <style:style style:name="P14" style:family="paragraph" style:parent-style-name="Text_20_body">
      <style:text-properties style:font-name="NanumGothic" officeooo:rsid="006985df" officeooo:paragraph-rsid="0110a0e8"/>
    </style:style>
    <style:style style:name="P15" style:family="paragraph" style:parent-style-name="Text_20_body">
      <style:text-properties style:font-name="NanumGothic" officeooo:rsid="006985df" officeooo:paragraph-rsid="0116c23b"/>
    </style:style>
    <style:style style:name="P16" style:family="paragraph" style:parent-style-name="Text_20_body">
      <style:text-properties style:font-name="NanumGothic" officeooo:rsid="006985df" officeooo:paragraph-rsid="012089f0"/>
    </style:style>
    <style:style style:name="P17" style:family="paragraph" style:parent-style-name="Text_20_body">
      <style:text-properties style:font-name="NanumGothic" officeooo:rsid="007866e1" officeooo:paragraph-rsid="007866e1"/>
    </style:style>
    <style:style style:name="P18" style:family="paragraph" style:parent-style-name="Text_20_body">
      <style:text-properties style:font-name="NanumGothic" officeooo:rsid="007866e1" officeooo:paragraph-rsid="01227ba2"/>
    </style:style>
    <style:style style:name="P19" style:family="paragraph" style:parent-style-name="Text_20_body">
      <style:text-properties style:font-name="NanumGothic" officeooo:rsid="009d4505" officeooo:paragraph-rsid="0123f962"/>
    </style:style>
    <style:style style:name="P20" style:family="paragraph" style:parent-style-name="Text_20_body">
      <style:text-properties style:font-name="NanumGothic" officeooo:rsid="00a4224c" officeooo:paragraph-rsid="00a4224c"/>
    </style:style>
    <style:style style:name="P21" style:family="paragraph" style:parent-style-name="Text_20_body">
      <style:text-properties style:font-name="NanumGothic" officeooo:rsid="00a4224c" officeooo:paragraph-rsid="01254ba4"/>
    </style:style>
    <style:style style:name="P22" style:family="paragraph" style:parent-style-name="Text_20_body">
      <style:text-properties style:font-name="NanumGothic" officeooo:rsid="00a67b20" officeooo:paragraph-rsid="00a67b20"/>
    </style:style>
    <style:style style:name="P23" style:family="paragraph" style:parent-style-name="Text_20_body">
      <style:text-properties style:font-name="NanumGothic" officeooo:rsid="00a83493" officeooo:paragraph-rsid="00a83493"/>
    </style:style>
    <style:style style:name="P24" style:family="paragraph" style:parent-style-name="Text_20_body">
      <style:text-properties style:font-name="NanumGothic" officeooo:rsid="00a83493" officeooo:paragraph-rsid="00acbfd7"/>
    </style:style>
    <style:style style:name="P25" style:family="paragraph" style:parent-style-name="Text_20_body">
      <style:text-properties style:font-name="NanumGothic" officeooo:rsid="00a83493" officeooo:paragraph-rsid="00afa30b"/>
    </style:style>
    <style:style style:name="P26" style:family="paragraph" style:parent-style-name="Text_20_body">
      <style:text-properties style:font-name="NanumGothic" officeooo:rsid="00b9ef28" officeooo:paragraph-rsid="012a5465"/>
    </style:style>
    <style:style style:name="P27" style:family="paragraph" style:parent-style-name="Text_20_body">
      <style:text-properties style:font-name="NanumGothic" officeooo:rsid="00c2662d" officeooo:paragraph-rsid="00c3786d"/>
    </style:style>
    <style:style style:name="P28" style:family="paragraph" style:parent-style-name="Text_20_body">
      <style:text-properties style:font-name="NanumGothic" officeooo:rsid="00c2662d" officeooo:paragraph-rsid="0146b0a1"/>
    </style:style>
    <style:style style:name="P29" style:family="paragraph" style:parent-style-name="Text_20_body">
      <style:text-properties style:font-name="NanumGothic" officeooo:rsid="00c2662d" officeooo:paragraph-rsid="0165514d"/>
    </style:style>
    <style:style style:name="P30" style:family="paragraph" style:parent-style-name="Text_20_body" style:list-style-name="L7">
      <style:text-properties style:font-name="NanumGothic" officeooo:rsid="00c6b2e8" officeooo:paragraph-rsid="00c6b2e8"/>
    </style:style>
    <style:style style:name="P31" style:family="paragraph" style:parent-style-name="Text_20_body" style:list-style-name="L7">
      <style:text-properties style:font-name="NanumGothic" officeooo:rsid="00c6b2e8" officeooo:paragraph-rsid="0146b0a1"/>
    </style:style>
    <style:style style:name="P32" style:family="paragraph" style:parent-style-name="Text_20_body" style:list-style-name="L7">
      <style:text-properties style:font-name="NanumGothic" officeooo:rsid="00c6b2e8" officeooo:paragraph-rsid="0165514d"/>
    </style:style>
    <style:style style:name="P33" style:family="paragraph" style:parent-style-name="Text_20_body">
      <style:text-properties style:font-name="NanumGothic" officeooo:rsid="00c6b2e8" officeooo:paragraph-rsid="00c6b2e8"/>
    </style:style>
    <style:style style:name="P34" style:family="paragraph" style:parent-style-name="Text_20_body">
      <style:text-properties style:font-name="NanumGothic" officeooo:rsid="00c6b2e8" officeooo:paragraph-rsid="0146b0a1"/>
    </style:style>
    <style:style style:name="P35" style:family="paragraph" style:parent-style-name="Text_20_body">
      <style:text-properties style:font-name="NanumGothic" officeooo:rsid="00c6b2e8" officeooo:paragraph-rsid="0165514d"/>
    </style:style>
    <style:style style:name="P36" style:family="paragraph" style:parent-style-name="Text_20_body">
      <style:text-properties style:font-name="NanumGothic" officeooo:rsid="00d1f713" officeooo:paragraph-rsid="00d1f713"/>
    </style:style>
    <style:style style:name="P37" style:family="paragraph" style:parent-style-name="Text_20_body">
      <style:text-properties style:font-name="NanumGothic" officeooo:rsid="00dcfa6a" officeooo:paragraph-rsid="00dcfa6a"/>
    </style:style>
    <style:style style:name="P38" style:family="paragraph" style:parent-style-name="Text_20_body">
      <style:text-properties style:font-name="NanumGothic" officeooo:rsid="00ddc495" officeooo:paragraph-rsid="00ddc495"/>
    </style:style>
    <style:style style:name="P39" style:family="paragraph" style:parent-style-name="Text_20_body">
      <style:text-properties style:font-name="NanumGothic" officeooo:rsid="00ddc495" officeooo:paragraph-rsid="00fcbd17"/>
    </style:style>
    <style:style style:name="P40" style:family="paragraph" style:parent-style-name="Text_20_body">
      <style:text-properties style:font-name="NanumGothic" officeooo:rsid="00ddc495" officeooo:paragraph-rsid="01024925"/>
    </style:style>
    <style:style style:name="P41" style:family="paragraph" style:parent-style-name="Text_20_body">
      <style:text-properties style:font-name="NanumGothic" officeooo:rsid="00f049cb" officeooo:paragraph-rsid="00f049cb"/>
    </style:style>
    <style:style style:name="P42" style:family="paragraph" style:parent-style-name="Text_20_body">
      <style:text-properties style:font-name="NanumGothic" officeooo:rsid="01024925" officeooo:paragraph-rsid="01024925"/>
    </style:style>
    <style:style style:name="P43" style:family="paragraph" style:parent-style-name="Text_20_body">
      <style:text-properties style:font-name="NanumGothic" officeooo:rsid="0104b269" officeooo:paragraph-rsid="0104b269"/>
    </style:style>
    <style:style style:name="P44" style:family="paragraph" style:parent-style-name="Text_20_body">
      <style:text-properties style:font-name="NanumGothic" officeooo:rsid="010fce2c" officeooo:paragraph-rsid="0143c3a4"/>
    </style:style>
    <style:style style:name="P45" style:family="paragraph" style:parent-style-name="Text_20_body">
      <style:text-properties style:font-name="NanumGothic" officeooo:rsid="0143c3a4" officeooo:paragraph-rsid="0143c3a4"/>
    </style:style>
    <style:style style:name="P46" style:family="paragraph" style:parent-style-name="Text_20_body">
      <style:text-properties style:font-name="NanumGothic" officeooo:rsid="0155237c" officeooo:paragraph-rsid="015af6b0"/>
    </style:style>
    <style:style style:name="P47" style:family="paragraph" style:parent-style-name="Text_20_body">
      <style:text-properties style:font-name="NanumGothic" officeooo:rsid="0155237c" officeooo:paragraph-rsid="015d3110"/>
    </style:style>
    <style:style style:name="P48" style:family="paragraph" style:parent-style-name="Text_20_body">
      <style:text-properties style:font-name="NanumGothic" officeooo:rsid="015d3110" officeooo:paragraph-rsid="015d3110"/>
    </style:style>
    <style:style style:name="P49" style:family="paragraph" style:parent-style-name="Text_20_body">
      <style:text-properties style:font-name="NanumGothic" officeooo:rsid="0167dbec" officeooo:paragraph-rsid="0167dbec"/>
    </style:style>
    <style:style style:name="P50" style:family="paragraph" style:parent-style-name="Text_20_body">
      <style:paragraph-properties fo:text-align="center" style:justify-single-word="false" fo:break-before="page"/>
      <style:text-properties style:font-name="NanumGothic" fo:font-size="10pt" fo:font-style="italic" officeooo:rsid="016f5bbc" officeooo:paragraph-rsid="016f5bbc" style:font-size-asian="10pt" style:font-style-asian="italic" style:font-size-complex="10pt" style:font-style-complex="italic"/>
    </style:style>
    <style:style style:name="P51" style:family="paragraph" style:parent-style-name="Heading_20_1">
      <style:text-properties style:font-name="NanumGothic"/>
    </style:style>
    <style:style style:name="P52" style:family="paragraph" style:parent-style-name="Heading_20_2">
      <style:text-properties style:font-name="NanumGothic"/>
    </style:style>
    <style:style style:name="P53" style:family="paragraph" style:parent-style-name="Heading_20_2">
      <style:text-properties style:font-name="NanumGothic" officeooo:paragraph-rsid="0064ef11"/>
    </style:style>
    <style:style style:name="P54" style:family="paragraph" style:parent-style-name="Heading_20_2" style:list-style-name="">
      <style:text-properties style:font-name="NanumGothic"/>
    </style:style>
    <style:style style:name="P55" style:family="paragraph" style:parent-style-name="Heading_20_2" style:list-style-name=""/>
    <style:style style:name="P56" style:family="paragraph" style:parent-style-name="Heading_20_2">
      <style:paragraph-properties fo:break-before="page"/>
    </style:style>
    <style:style style:name="P57" style:family="paragraph" style:parent-style-name="Heading_20_2">
      <style:paragraph-properties fo:break-before="page"/>
      <style:text-properties style:font-name="NanumGothic"/>
    </style:style>
    <style:style style:name="T1" style:family="text">
      <style:text-properties officeooo:rsid="000c7e88"/>
    </style:style>
    <style:style style:name="T2" style:family="text">
      <style:text-properties officeooo:rsid="000e560b"/>
    </style:style>
    <style:style style:name="T3" style:family="text">
      <style:text-properties officeooo:rsid="0039233a"/>
    </style:style>
    <style:style style:name="T4" style:family="text">
      <style:text-properties officeooo:rsid="005842a7"/>
    </style:style>
    <style:style style:name="T5" style:family="text">
      <style:text-properties officeooo:rsid="007b9711"/>
    </style:style>
    <style:style style:name="T6" style:family="text">
      <style:text-properties fo:font-weight="bold" style:font-weight-asian="bold" style:font-weight-complex="bold"/>
    </style:style>
    <style:style style:name="T7" style:family="text">
      <style:text-properties officeooo:rsid="00889090"/>
    </style:style>
    <style:style style:name="T8" style:family="text">
      <style:text-properties fo:font-style="italic" officeooo:rsid="00889090" style:font-style-asian="italic" style:font-style-complex="italic"/>
    </style:style>
    <style:style style:name="T9" style:family="text">
      <style:text-properties fo:font-style="italic" officeooo:rsid="009a25b5" style:font-style-asian="italic" style:font-style-complex="italic"/>
    </style:style>
    <style:style style:name="T10" style:family="text">
      <style:text-properties officeooo:rsid="00a4224c"/>
    </style:style>
    <style:style style:name="T11" style:family="text">
      <style:text-properties officeooo:rsid="00acbfd7"/>
    </style:style>
    <style:style style:name="T12" style:family="text">
      <style:text-properties officeooo:rsid="00bad670"/>
    </style:style>
    <style:style style:name="T13" style:family="text">
      <style:text-properties officeooo:rsid="00c3786d"/>
    </style:style>
    <style:style style:name="T14" style:family="text">
      <style:text-properties officeooo:rsid="00d3c384"/>
    </style:style>
    <style:style style:name="T15" style:family="text">
      <style:text-properties officeooo:rsid="00ddc495"/>
    </style:style>
    <style:style style:name="T16" style:family="text">
      <style:text-properties officeooo:rsid="0104b269"/>
    </style:style>
    <style:style style:name="T17" style:family="text">
      <style:text-properties officeooo:rsid="01069417"/>
    </style:style>
    <style:style style:name="T18" style:family="text">
      <style:text-properties officeooo:rsid="0110a0e8"/>
    </style:style>
    <style:style style:name="T19" style:family="text">
      <style:text-properties officeooo:rsid="0116c23b"/>
    </style:style>
    <style:style style:name="T20" style:family="text">
      <style:text-properties officeooo:rsid="01182fd1"/>
    </style:style>
    <style:style style:name="T21" style:family="text">
      <style:text-properties officeooo:rsid="012089f0"/>
    </style:style>
    <style:style style:name="T22" style:family="text">
      <style:text-properties officeooo:rsid="01220201"/>
    </style:style>
    <style:style style:name="T23" style:family="text">
      <style:text-properties officeooo:rsid="01227ba2"/>
    </style:style>
    <style:style style:name="T24" style:family="text">
      <style:text-properties officeooo:rsid="01254ba4"/>
    </style:style>
    <style:style style:name="T25" style:family="text">
      <style:text-properties officeooo:rsid="01263aa1"/>
    </style:style>
    <style:style style:name="T26" style:family="text">
      <style:text-properties officeooo:rsid="015af6b0"/>
    </style:style>
    <style:style style:name="T27" style:family="text">
      <style:text-properties officeooo:rsid="015e86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GHFU API DOCUMENTATION</text:h>
      <text:p text:style-name="P1">This document <text:span text:style-name="T1">serves as an informal documentation to the GHFU API between Martin’s front-end and JERM Technology’s Backend.</text:span></text:p>
      <text:p text:style-name="P1"/>
      <text:h text:style-name="P52" text:outline-level="2">Server Address:</text:h>
      <text:list xml:id="list7584132121990404465" text:style-name="L1">
        <text:list-item>
          <text:p text:style-name="P2">IP: <text:span text:style-name="T2">xxxx</text:span>:<text:span text:style-name="T2">xxxx:xxxx:xxxx</text:span></text:p>
        </text:list-item>
        <text:list-item>
          <text:p text:style-name="P3">Port: YYYYY</text:p>
        </text:list-item>
        <text:list-item>
          <text:p text:style-name="P5">Protocol: http (https in deployment)</text:p>
        </text:list-item>
      </text:list>
      <text:p text:style-name="P4"/>
      <text:h text:style-name="P52" text:outline-level="2">Data format</text:h>
      <text:p text:style-name="P6">All data communication within the API will be via JSON. <text:span text:style-name="T7">The only exception is when the request is made from an unknown IP, in which case a simple message </text:span><text:span text:style-name="T8">“You are not authori</text:span><text:span text:style-name="T9">s</text:span><text:span text:style-name="T8">ed to access this server!”</text:span><text:span text:style-name="T7"> and error code 401 will be returned</text:span></text:p>
      <text:p text:style-name="P7"/>
      <text:h text:style-name="P51" text:outline-level="1">API-URLS</text:h>
      <text:h text:style-name="P53" text:outline-level="2">/<text:span text:style-name="T3">test</text:span></text:h>
      <text:p text:style-name="P8">Request JSON: None</text:p>
      <text:p text:style-name="P8"/>
      <text:p text:style-name="P10"><text:span text:style-name="T4">Reply JSON: {"status": STRING}</text:span></text:p>
      <text:list xml:id="list3008478173824741079" text:style-name="L3">
        <text:list-item>
          <text:p text:style-name="P9"><text:span text:style-name="T4">The STRING should be "Server is up!"</text:span></text:p>
        </text:list-item>
      </text:list>
      <text:p text:style-name="P11"/>
      <text:h text:style-name="P54" text:outline-level="2"/>
      <text:h text:style-name="P57" text:outline-level="2">/register</text:h>
      <text:p text:style-name="P14">Request JSON: <text:s/></text:p>
      <text:p text:style-name="P14"><text:tab/>{</text:p>
      <text:p text:style-name="P15"><text:tab/><text:tab/><text:span text:style-name="T19">"</text:span>uplink<text:span text:style-name="T19">"</text:span>: INT, </text:p>
      <text:p text:style-name="P15"><text:tab/><text:tab/><text:span text:style-name="T19">"</text:span>names<text:span text:style-name="T19">"</text:span>: STRING, </text:p>
      <text:p text:style-name="P15"><text:tab/><text:tab/><text:span text:style-name="T19">"</text:span>deposit<text:span text:style-name="T19">"</text:span>: FLOAT</text:p>
      <text:p text:style-name="P14"><text:tab/>}</text:p>
      <text:list xml:id="list7412827561997574275" text:style-name="L4">
        <text:list-item>
          <text:p text:style-name="P12">eg {<text:span text:style-name="T20">"</text:span>uplink<text:span text:style-name="T20">"</text:span>: 3, <text:span text:style-name="T20">"</text:span>names<text:span text:style-name="T20">"</text:span>: <text:span text:style-name="T20">"</text:span>Glayn Bukman<text:span text:style-name="T20">"</text:span>, “deposit<text:span text:style-name="T20">"</text:span>: 1350}</text:p>
        </text:list-item>
      </text:list>
      <text:p text:style-name="P16"/>
      <text:p text:style-name="P16">Reply JSON: {<text:span text:style-name="T21">"</text:span>id<text:span text:style-name="T21">"</text:span>: INT, <text:span text:style-name="T21">"</text:span>log<text:span text:style-name="T21">"</text:span>: STRING}</text:p>
      <text:list xml:id="list1163595386663269678" text:style-name="L5">
        <text:list-item>
          <text:p text:style-name="P13">If <text:span text:style-name="T22">"</text:span>id<text:span text:style-name="T22">"</text:span> is 0, error occurred, refer to <text:span text:style-name="T22">"</text:span>log<text:span text:style-name="T22">"</text:span> about the error details. Otherwise, the new account created has ID <text:span text:style-name="T22">"</text:span>id<text:span text:style-name="T22">"</text:span> and will from this point on be addressed by this returned ID</text:p>
        </text:list-item>
      </text:list>
      <text:p text:style-name="P18"><text:span text:style-name="T6">NB</text:span>: In request JSON, <text:span text:style-name="T23">"</text:span>uplink<text:span text:style-name="T23">"</text:span> refers to the new account uplink’s <text:span text:style-name="T5">account </text:span>ID </text:p>
      <text:p text:style-name="P17"/>
      <text:h text:style-name="P54" text:outline-level="2"/>
      <text:h text:style-name="P57" text:outline-level="2">/details</text:h>
      <text:p text:style-name="P19">Request JSON: <text:span text:style-name="T10">{"id": INT}</text:span></text:p>
      <text:p text:style-name="P20"/>
      <text:p text:style-name="P20">Reply JSON: depends;</text:p>
      <text:p text:style-name="P21"><text:tab/>If reply contains the key <text:span text:style-name="T24">"</text:span>log<text:span text:style-name="T24">"</text:span>, error <text:span text:style-name="T25">occurred</text:span>, refer to the log otherwise, the reply will be in the format:</text:p>
      <text:p text:style-name="P23"><text:s text:c="8"/>{</text:p>
      <text:p text:style-name="P23"><text:s text:c="12"/>"names": <text:span text:style-name="T11">STRING</text:span>,</text:p>
      <text:p text:style-name="P23"><text:s text:c="12"/>"id": <text:span text:style-name="T11">INT</text:span>,</text:p>
      <text:p text:style-name="P23"><text:s text:c="12"/>"uplink": <text:span text:style-name="T11">STRING,</text:span></text:p>
      <text:p text:style-name="P23"><text:s text:c="12"/>"pv": <text:span text:style-name="T11">FLOAT</text:span>,</text:p>
      <text:p text:style-name="P23"><text:s text:c="12"/>"total_returns": <text:span text:style-name="T11">FLOAT</text:span>,</text:p>
      <text:p text:style-name="P23"><text:s text:c="12"/>"available_balance": <text:span text:style-name="T11">FLOAT</text:span>,</text:p>
      <text:p text:style-name="P23"><text:s text:c="12"/>"total_redeems": <text:span text:style-name="T11">FLOAT</text:span>,</text:p>
      <text:p text:style-name="P25"><text:s text:c="12"/>"commissions": [</text:p>
      <text:p text:style-name="P25"><text:tab/><text:tab/>[</text:p>
      <text:p text:style-name="P25"><text:span text:style-name="T11"><text:tab/><text:tab/><text:tab/>FLOAT</text:span> amount, </text:p>
      <text:p text:style-name="P25"><text:span text:style-name="T11"><text:tab/><text:tab/><text:tab/>STRING</text:span> reason</text:p>
      <text:p text:style-name="P25"><text:tab/><text:tab/>],</text:p>
      <text:p text:style-name="P25"><text:tab/><text:tab/><text:tab/>. . .</text:p>
      <text:p text:style-name="P25"><text:tab/><text:tab/>],</text:p>
      <text:p text:style-name="P24"><text:s text:c="12"/>"leg_volumes": [</text:p>
      <text:p text:style-name="P24"><text:span text:style-name="T11"><text:tab/><text:tab/>FLOAT</text:span> leg-1-volume, </text:p>
      <text:p text:style-name="P24"><text:span text:style-name="T11"><text:tab/><text:tab/>FLOAT</text:span> leg-2-volume, </text:p>
      <text:p text:style-name="P24"><text:span text:style-name="T11"><text:tab/><text:tab/>FLOAT</text:span> leg-3-volume</text:p>
      <text:p text:style-name="P24"><text:tab/><text:tab/>],</text:p>
      <text:p text:style-name="P24"><text:s text:c="12"/>"investments": [</text:p>
      <text:p text:style-name="P24"><text:tab/><text:tab/>[</text:p>
      <text:p text:style-name="P24"><text:span text:style-name="T11"><text:tab/><text:tab/>STRING</text:span> date, </text:p>
      <text:p text:style-name="P24"><text:tab/><text:tab/><text:span text:style-name="T11">FLOAT</text:span> points, </text:p>
      <text:p text:style-name="P24"><text:tab/><text:tab/><text:span text:style-name="T11">STRING</text:span> package, </text:p>
      <text:p text:style-name="P24"><text:soft-page-break/><text:tab/><text:tab/><text:span text:style-name="T11">INT</text:span> package id, </text:p>
      <text:p text:style-name="P24"><text:tab/><text:tab/><text:span text:style-name="T11">INT</text:span> months_returned, </text:p>
      <text:p text:style-name="P24"><text:tab/><text:tab/><text:span text:style-name="T11">FLOAT </text:span>returns</text:p>
      <text:p text:style-name="P24"><text:tab/><text:tab/>],</text:p>
      <text:p text:style-name="P24"><text:tab/><text:tab/><text:tab/>. . .</text:p>
      <text:p text:style-name="P24"><text:tab/><text:tab/>],</text:p>
      <text:p text:style-name="P23"><text:s text:c="12"/>"direct_children": [<text:span text:style-name="T11">STRING</text:span> child1_names, <text:span text:style-name="T11">STRING</text:span> child2_names, .....] </text:p>
      <text:p text:style-name="P23"><text:s text:c="8"/>}</text:p>
      <text:p text:style-name="P22"/>
      <text:h text:style-name="P55" text:outline-level="2"/>
      <text:h text:style-name="P56" text:outline-level="2">/buy_package</text:h>
      <text:p text:style-name="P26">Request JSON: </text:p>
      <text:p text:style-name="P26"><text:tab/>{</text:p>
      <text:p text:style-name="P26"><text:span text:style-name="T12"><text:tab/><text:tab/>"IB_id": INT, </text:span></text:p>
      <text:p text:style-name="P26"><text:span text:style-name="T12"><text:tab/><text:tab/>"amount": FLOAT, </text:span></text:p>
      <text:p text:style-name="P26"><text:span text:style-name="T12"><text:tab/><text:tab/>"buyer_is_member": BOOL, </text:span></text:p>
      <text:p text:style-name="P26"><text:span text:style-name="T12"><text:tab/><text:tab/>"buyer_names": STRING</text:span></text:p>
      <text:p text:style-name="P26"><text:tab/>}</text:p>
      <text:p text:style-name="P27"/>
      <text:p text:style-name="P27">Reply JSON: <text:span text:style-name="T13">{"status": BOOL, "log": STRING}</text:span></text:p>
      <text:list xml:id="list3912768341580874133" text:style-name="L7">
        <text:list-item>
          <text:p text:style-name="P30">If <text:span text:style-name="T13">"status" </text:span>is “false”, error occurred, refer to <text:span text:style-name="T13">"log"</text:span></text:p>
        </text:list-item>
      </text:list>
      <text:p text:style-name="P33"/>
      <text:p text:style-name="P36"><text:span text:style-name="T6">NB</text:span>: <text:span text:style-name="T12">"IB_id" </text:span>if the Independent Broker ID <text:span text:style-name="T14">mediating the package buying</text:span></text:p>
      <text:p text:style-name="P36"/>
      <text:h text:style-name="P55" text:outline-level="2"/>
      <text:h text:style-name="P56" text:outline-level="2">/data_constants</text:h>
      <text:p text:style-name="P37">Request JSON: <text:span text:style-name="T15">None</text:span></text:p>
      <text:p text:style-name="P38"/>
      <text:p text:style-name="P38">Reply JSON: depends;</text:p>
      <text:p text:style-name="P38"><text:tab/>If empty ({}), then error occurred. Otherwise, reply will be in format;</text:p>
      <text:p text:style-name="P38"><text:tab/>{</text:p>
      <text:p text:style-name="P38"><text:tab/> <text:s text:c="3"/>"point-factor": FLOAT,</text:p>
      <text:p text:style-name="P38"><text:tab/> <text:s text:c="3"/>"payment-day": FLOAT,</text:p>
      <text:p text:style-name="P38"><text:tab/> <text:s text:c="3"/>"account-creation-fee": FLOAT,</text:p>
      <text:p text:style-name="P38"><text:tab/> <text:s text:c="3"/>"annual-subscription-fee": FLOAT,</text:p>
      <text:p text:style-name="P38"><text:tab/> <text:s text:c="3"/>"operations-fee": FLOAT,</text:p>
      <text:p text:style-name="P38"><text:tab/> <text:s text:c="3"/>"minimum-investment": FLOAT,</text:p>
      <text:p text:style-name="P38"><text:tab/> <text:s text:c="3"/>"maximum-investment": FLOAT</text:p>
      <text:p text:style-name="P38"><text:tab/>}</text:p>
      <text:p text:style-name="P38"/>
      <text:h text:style-name="P55" text:outline-level="2"/>
      <text:h text:style-name="P56" text:outline-level="2">/set_data_constants</text:h>
      <text:p text:style-name="P41">Request JSON: </text:p>
      <text:p text:style-name="P39"><text:tab/>{</text:p>
      <text:p text:style-name="P39"><text:tab/> <text:s text:c="3"/>"point-factor": FLOAT,</text:p>
      <text:p text:style-name="P39"><text:tab/> <text:s text:c="3"/>"payment-day": FLOAT,</text:p>
      <text:p text:style-name="P39"><text:tab/> <text:s text:c="3"/>"account-creation-fee": FLOAT,</text:p>
      <text:p text:style-name="P39"><text:tab/> <text:s text:c="3"/>"annual-subscription-fee": FLOAT,</text:p>
      <text:p text:style-name="P39"><text:tab/> <text:s text:c="3"/>"operations-fee": FLOAT,</text:p>
      <text:p text:style-name="P39"><text:tab/> <text:s text:c="3"/>"minimum-investment": FLOAT,</text:p>
      <text:p text:style-name="P39"><text:tab/> <text:s text:c="3"/>"maximum-investment": FLOAT</text:p>
      <text:p text:style-name="P39"><text:tab/>}</text:p>
      <text:p text:style-name="P42"/>
      <text:p text:style-name="P42">Reply JSON:</text:p>
      <text:p text:style-name="P40"><text:tab/>{</text:p>
      <text:p text:style-name="P40"><text:tab/> <text:s text:c="3"/>"point-factor": <text:span text:style-name="T16">BOOL</text:span>,</text:p>
      <text:p text:style-name="P40"><text:tab/> <text:s text:c="3"/>"payment-day": <text:span text:style-name="T16">BOOL</text:span>,</text:p>
      <text:p text:style-name="P40"><text:tab/> <text:s text:c="3"/>"account-creation-fee": <text:span text:style-name="T16">BOOL</text:span>,</text:p>
      <text:p text:style-name="P40"><text:tab/> <text:s text:c="3"/>"annual-subscription-fee": <text:span text:style-name="T16">BOOL</text:span>,</text:p>
      <text:p text:style-name="P40"><text:tab/> <text:s text:c="3"/>"operations-fee": <text:span text:style-name="T16">BOOL</text:span>,</text:p>
      <text:p text:style-name="P40"><text:tab/> <text:s text:c="3"/>"minimum-investment": <text:span text:style-name="T16">BOOL</text:span>,</text:p>
      <text:p text:style-name="P40"><text:tab/> <text:s text:c="3"/>"maximum-investment": <text:span text:style-name="T16">BOOL</text:span></text:p>
      <text:p text:style-name="P40"><text:tab/>}</text:p>
      <text:p text:style-name="P43"/>
      <text:p text:style-name="P43"><text:span text:style-name="T6">NB</text:span>: <text:span text:style-name="T17">Any number of constants may be omitted in the request JSON. That way, you can even set one constant. Also for any constant NOT in the known list of constants, its corresponding value will be “false” in the reply JSON</text:span></text:p>
      <text:p text:style-name="P42"/>
      <text:h text:style-name="P55" text:outline-level="2"/>
      <text:h text:style-name="P56" text:outline-level="2">/invest</text:h>
      <text:p text:style-name="P44">Request JSON: </text:p>
      <text:p text:style-name="P44"><text:span text:style-name="T18"><text:tab/>{</text:span></text:p>
      <text:p text:style-name="P45"><text:tab/><text:tab/>"id": INT,</text:p>
      <text:p text:style-name="P45"><text:tab/><text:tab/>"amount": FLOAT,</text:p>
      <text:p text:style-name="P45"><text:tab/><text:tab/>"package": STRING,</text:p>
      <text:p text:style-name="P45"><text:tab/><text:tab/>"package_id": INT</text:p>
      <text:p text:style-name="P44"><text:span text:style-name="T18"><text:tab/>}</text:span></text:p>
      <text:p text:style-name="P44"/>
      <text:p text:style-name="P28">Reply JSON: <text:span text:style-name="T13">{"status": BOOL, "log": STRING}</text:span></text:p>
      <text:list xml:id="list203115881886235" text:continue-numbering="true" text:style-name="L7">
        <text:list-item>
          <text:p text:style-name="P31">If <text:span text:style-name="T13">"status" </text:span>is “false”, error occurred, refer to <text:span text:style-name="T13">"log"</text:span></text:p>
        </text:list-item>
      </text:list>
      <text:p text:style-name="P34"/>
      <text:p text:style-name="P34"/>
      <text:h text:style-name="P56" text:outline-level="2">/auto-refills</text:h>
      <text:p text:style-name="P46">Request JSON:</text:p>
      <text:p text:style-name="P46"><text:span text:style-name="T26">{</text:span></text:p>
      <text:p text:style-name="P46"><text:tab/><text:span text:style-name="T26">"data":</text:span></text:p>
      <text:p text:style-name="P46"><text:span text:style-name="T26"><text:tab/>[</text:span></text:p>
      <text:p text:style-name="P46"><text:span text:style-name="T26"><text:tab/><text:tab/>[FLOAT points, FLOAT %],</text:span></text:p>
      <text:p text:style-name="P46"><text:span text:style-name="T26"><text:tab/><text:tab/>[FLOAT points, FLOAT %],</text:span></text:p>
      <text:p text:style-name="P46"><text:span text:style-name="T26"><text:tab/><text:tab/>. . .<text:tab/></text:span></text:p>
      <text:p text:style-name="P46"><text:span text:style-name="T26"><text:tab/>]</text:span></text:p>
      <text:p text:style-name="P46"><text:span text:style-name="T26">}</text:span> </text:p>
      <text:p text:style-name="P46"/>
      <text:p text:style-name="P48">eg </text:p>
      <text:p text:style-name="P47"><text:span text:style-name="T26">{</text:span></text:p>
      <text:p text:style-name="P47"><text:tab/><text:span text:style-name="T26">"data":</text:span></text:p>
      <text:p text:style-name="P47"><text:span text:style-name="T26"><text:tab/>[</text:span></text:p>
      <text:p text:style-name="P47"><text:span text:style-name="T26"><text:tab/><text:tab/>[375, 59],</text:span></text:p>
      <text:p text:style-name="P47"><text:span text:style-name="T26"><text:tab/><text:tab/>[250, 49],</text:span></text:p>
      <text:p text:style-name="P47"><text:tab/><text:tab/><text:span text:style-name="T27">[125, 68]</text:span></text:p>
      <text:p text:style-name="P47"><text:span text:style-name="T26"><text:tab/>]</text:span></text:p>
      <text:p text:style-name="P47"><text:span text:style-name="T26">}</text:span> </text:p>
      <text:p text:style-name="P48"/>
      <text:p text:style-name="P29">Reply JSON: <text:span text:style-name="T13">{"status": BOOL, "log": STRING}</text:span></text:p>
      <text:list xml:id="list203114890375222" text:continue-numbering="true" text:style-name="L7">
        <text:list-item>
          <text:p text:style-name="P32">If <text:span text:style-name="T13">"status" </text:span>is “false”, error occurred, refer to <text:span text:style-name="T13">"log"</text:span></text:p>
        </text:list-item>
      </text:list>
      <text:p text:style-name="P35"/>
      <text:p text:style-name="P49"><text:span text:style-name="T6">NB</text:span>: This URL should be called atleast 2 days before the payment day as the auto-refill percentages for that month are set here!</text:p>
      <text:p text:style-name="P49"/>
      <text:p text:style-name="P50">All rights reserved by JERM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9:31:41.191236828</meta:creation-date>
    <dc:date>2017-11-10T20:31:13.467321325</dc:date>
    <meta:editing-duration>PT58M33S</meta:editing-duration>
    <meta:editing-cycles>101</meta:editing-cycles>
    <meta:generator>LibreOffice/5.1.6.2$Linux_X86_64 LibreOffice_project/10m0$Build-2</meta:generator>
    <meta:document-statistic meta:table-count="0" meta:image-count="0" meta:object-count="0" meta:page-count="10" meta:paragraph-count="140" meta:word-count="521" meta:character-count="3759" meta:non-whitespace-character-count="3012"/>
  </office:meta>
</office:document-meta>
</file>